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7:25.990640138</dc:date>
    <meta:editing-duration>PT7H47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2" meta:paragraph-count="39" meta:word-count="171" meta:character-count="1242" meta:non-whitespace-character-count="1121"/>
  </office:meta>
</office:document-meta>
</file>